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f22d29" officeooo:paragraph-rsid="013ce986"/>
    </style:style>
    <style:style style:name="P2" style:family="paragraph" style:parent-style-name="Standard">
      <style:text-properties officeooo:rsid="00f22d29" officeooo:paragraph-rsid="01a9aab4"/>
    </style:style>
    <style:style style:name="P3" style:family="paragraph" style:parent-style-name="Standard">
      <style:text-properties officeooo:rsid="015d6e59" officeooo:paragraph-rsid="01b3f8b6"/>
    </style:style>
    <style:style style:name="P4" style:family="paragraph" style:parent-style-name="Standard">
      <style:text-properties officeooo:rsid="01619395" officeooo:paragraph-rsid="01619395"/>
    </style:style>
    <style:style style:name="P5" style:family="paragraph" style:parent-style-name="Standard">
      <style:text-properties officeooo:rsid="00dda78b" officeooo:paragraph-rsid="00dda78b"/>
    </style:style>
    <style:style style:name="P6" style:family="paragraph" style:parent-style-name="Standard">
      <style:text-properties officeooo:rsid="0162f63e" officeooo:paragraph-rsid="0162f63e"/>
    </style:style>
    <style:style style:name="P7" style:family="paragraph" style:parent-style-name="Standard">
      <style:text-properties officeooo:rsid="0169a0e5" officeooo:paragraph-rsid="0169a0e5"/>
    </style:style>
    <style:style style:name="P8" style:family="paragraph" style:parent-style-name="Standard">
      <style:text-properties officeooo:rsid="018be928" officeooo:paragraph-rsid="0196d726"/>
    </style:style>
    <style:style style:name="P9" style:family="paragraph" style:parent-style-name="Standard">
      <style:text-properties officeooo:rsid="018be928" officeooo:paragraph-rsid="0199e1da"/>
    </style:style>
    <style:style style:name="P10" style:family="paragraph" style:parent-style-name="Standard">
      <style:text-properties officeooo:rsid="016e76ae" officeooo:paragraph-rsid="019a6608"/>
    </style:style>
    <style:style style:name="P11" style:family="paragraph" style:parent-style-name="Standard">
      <style:text-properties officeooo:rsid="015f7092" officeooo:paragraph-rsid="015f7092"/>
    </style:style>
    <style:style style:name="P12" style:family="paragraph" style:parent-style-name="Standard">
      <style:text-properties officeooo:rsid="015f7092" officeooo:paragraph-rsid="013ce986"/>
    </style:style>
    <style:style style:name="P13" style:family="paragraph" style:parent-style-name="Standard">
      <style:text-properties officeooo:rsid="01a04a39" officeooo:paragraph-rsid="01a04a39"/>
    </style:style>
    <style:style style:name="P14" style:family="paragraph" style:parent-style-name="Standard">
      <style:text-properties officeooo:rsid="01a43c3d" officeooo:paragraph-rsid="01a43c3d"/>
    </style:style>
    <style:style style:name="P15" style:family="paragraph" style:parent-style-name="Standard">
      <style:paragraph-properties fo:text-align="start" style:justify-single-word="false"/>
      <style:text-properties officeooo:rsid="010faafb" officeooo:paragraph-rsid="01a9aab4"/>
    </style:style>
    <style:style style:name="P16" style:family="paragraph" style:parent-style-name="Standard">
      <style:text-properties officeooo:rsid="0098f41c" officeooo:paragraph-rsid="01a9aab4"/>
    </style:style>
    <style:style style:name="P17" style:family="paragraph" style:parent-style-name="Standard">
      <style:text-properties officeooo:rsid="012d22c6" officeooo:paragraph-rsid="01b00f72"/>
    </style:style>
    <style:style style:name="P18" style:family="paragraph" style:parent-style-name="Standard">
      <style:text-properties officeooo:rsid="013664f9" officeooo:paragraph-rsid="01a9aab4"/>
    </style:style>
    <style:style style:name="P19" style:family="paragraph" style:parent-style-name="Standard">
      <style:text-properties officeooo:rsid="013ce986" officeooo:paragraph-rsid="01a9aab4"/>
    </style:style>
    <style:style style:name="P20" style:family="paragraph" style:parent-style-name="Standard">
      <style:text-properties officeooo:rsid="00ddbd08" officeooo:paragraph-rsid="01a9aab4"/>
    </style:style>
    <style:style style:name="P21" style:family="paragraph" style:parent-style-name="Standard">
      <style:text-properties officeooo:rsid="01b1f6df" officeooo:paragraph-rsid="01b3f8b6"/>
    </style:style>
    <style:style style:name="P22" style:family="paragraph" style:parent-style-name="Standard">
      <style:text-properties fo:font-style="normal" officeooo:rsid="00acbef1" officeooo:paragraph-rsid="0196d726" style:font-style-asian="normal" style:font-style-complex="normal"/>
    </style:style>
    <style:style style:name="P23" style:family="paragraph" style:parent-style-name="Standard">
      <style:text-properties fo:font-style="normal" officeooo:rsid="01988f1e" officeooo:paragraph-rsid="0199e1da" style:font-style-asian="normal" style:font-style-complex="normal"/>
    </style:style>
    <style:style style:name="P24" style:family="paragraph" style:parent-style-name="Standard">
      <style:text-properties fo:font-style="normal" officeooo:rsid="00e35b82" officeooo:paragraph-rsid="0196d726" style:font-style-asian="normal" style:font-style-complex="normal"/>
    </style:style>
    <style:style style:name="P25" style:family="paragraph" style:parent-style-name="Standard">
      <style:text-properties fo:font-style="normal" officeooo:rsid="01a8c2d2" officeooo:paragraph-rsid="019a6608" style:font-style-asian="normal" style:font-style-complex="normal"/>
    </style:style>
    <style:style style:name="P26" style:family="paragraph" style:parent-style-name="Standard">
      <style:text-properties officeooo:rsid="01b1f6df" officeooo:paragraph-rsid="01b3f8b6"/>
    </style:style>
    <style:style style:name="P27" style:family="paragraph" style:parent-style-name="Standard">
      <style:text-properties officeooo:rsid="018be928" officeooo:paragraph-rsid="019a2b3e"/>
    </style:style>
    <style:style style:name="P28" style:family="paragraph" style:parent-style-name="Standard">
      <style:text-properties officeooo:rsid="015ee4ec" officeooo:paragraph-rsid="015ee4ec"/>
    </style:style>
    <style:style style:name="P29" style:family="paragraph" style:parent-style-name="Standard">
      <style:text-properties officeooo:rsid="01b4a4ca" officeooo:paragraph-rsid="01b4a4ca"/>
    </style:style>
    <style:style style:name="T1" style:family="text">
      <style:text-properties fo:font-style="italic" officeooo:rsid="004a790d" style:font-style-asian="italic" style:font-style-complex="italic"/>
    </style:style>
    <style:style style:name="T2" style:family="text">
      <style:text-properties fo:font-style="italic" officeooo:rsid="00acbef1" style:font-style-asian="italic" style:font-style-complex="italic"/>
    </style:style>
    <style:style style:name="T3" style:family="text">
      <style:text-properties fo:font-style="italic" officeooo:rsid="00aaee02" style:font-style-asian="italic" style:font-style-complex="italic"/>
    </style:style>
    <style:style style:name="T4" style:family="text">
      <style:text-properties fo:font-style="italic" officeooo:rsid="009dd610" style:font-style-asian="italic" style:font-style-complex="italic"/>
    </style:style>
    <style:style style:name="T5" style:family="text">
      <style:text-properties fo:font-style="italic" officeooo:rsid="00f42df7" style:font-style-asian="italic" style:font-style-complex="italic"/>
    </style:style>
    <style:style style:name="T6" style:family="text">
      <style:text-properties fo:font-style="italic" officeooo:rsid="0110950d" style:font-style-asian="italic" style:font-style-complex="italic"/>
    </style:style>
    <style:style style:name="T7" style:family="text">
      <style:text-properties fo:font-style="italic" officeooo:rsid="00ff6846" style:font-style-asian="italic" style:font-style-complex="italic"/>
    </style:style>
    <style:style style:name="T8" style:family="text">
      <style:text-properties fo:font-style="italic" officeooo:rsid="0191fcde" style:font-style-asian="italic" style:font-style-complex="italic"/>
    </style:style>
    <style:style style:name="T9" style:family="text">
      <style:text-properties fo:font-style="italic" officeooo:rsid="0172bec2" style:font-style-asian="italic" style:font-style-complex="italic"/>
    </style:style>
    <style:style style:name="T10" style:family="text">
      <style:text-properties fo:font-style="italic" officeooo:rsid="01afa870" style:font-style-asian="italic" style:font-style-complex="italic"/>
    </style:style>
    <style:style style:name="T11" style:family="text">
      <style:text-properties fo:font-style="normal" officeooo:rsid="00aaee02" style:font-style-asian="normal" style:font-style-complex="normal"/>
    </style:style>
    <style:style style:name="T12" style:family="text">
      <style:text-properties fo:font-style="normal" officeooo:rsid="00acbef1" style:font-style-asian="normal" style:font-style-complex="normal"/>
    </style:style>
    <style:style style:name="T13" style:family="text">
      <style:text-properties fo:font-style="normal" officeooo:rsid="00c704a8" style:font-style-asian="normal" style:font-style-complex="normal"/>
    </style:style>
    <style:style style:name="T14" style:family="text">
      <style:text-properties fo:font-style="normal" officeooo:rsid="009dd610" style:font-style-asian="normal" style:font-style-complex="normal"/>
    </style:style>
    <style:style style:name="T15" style:family="text">
      <style:text-properties fo:font-style="normal" officeooo:rsid="0190e035" style:font-style-asian="normal" style:font-style-complex="normal"/>
    </style:style>
    <style:style style:name="T16" style:family="text">
      <style:text-properties fo:font-style="normal" officeooo:rsid="0191db20" style:font-style-asian="normal" style:font-style-complex="normal"/>
    </style:style>
    <style:style style:name="T17" style:family="text">
      <style:text-properties fo:font-style="normal" officeooo:rsid="0191fcde" style:font-style-asian="normal" style:font-style-complex="normal"/>
    </style:style>
    <style:style style:name="T18" style:family="text">
      <style:text-properties fo:font-style="normal" officeooo:rsid="01929e5e" style:font-style-asian="normal" style:font-style-complex="normal"/>
    </style:style>
    <style:style style:name="T19" style:family="text">
      <style:text-properties fo:font-style="normal" officeooo:rsid="0194431e" style:font-style-asian="normal" style:font-style-complex="normal"/>
    </style:style>
    <style:style style:name="T20" style:family="text">
      <style:text-properties fo:font-style="normal" officeooo:rsid="01957259" style:font-style-asian="normal" style:font-style-complex="normal"/>
    </style:style>
    <style:style style:name="T21" style:family="text">
      <style:text-properties fo:font-style="normal" officeooo:rsid="00ddbd08" style:font-style-asian="normal" style:font-style-complex="normal"/>
    </style:style>
    <style:style style:name="T22" style:family="text">
      <style:text-properties fo:font-style="normal" officeooo:rsid="00e6150a" style:font-style-asian="normal" style:font-style-complex="normal"/>
    </style:style>
    <style:style style:name="T23" style:family="text">
      <style:text-properties fo:font-style="normal" officeooo:rsid="00e35b82" style:font-style-asian="normal" style:font-style-complex="normal"/>
    </style:style>
    <style:style style:name="T24" style:family="text">
      <style:text-properties fo:font-style="normal" officeooo:rsid="0196d726" style:font-style-asian="normal" style:font-style-complex="normal"/>
    </style:style>
    <style:style style:name="T25" style:family="text">
      <style:text-properties fo:font-style="normal" officeooo:rsid="01988f1e" style:font-style-asian="normal" style:font-style-complex="normal"/>
    </style:style>
    <style:style style:name="T26" style:family="text">
      <style:text-properties fo:font-style="normal" officeooo:rsid="00b04d6e" style:font-style-asian="normal" style:font-style-complex="normal"/>
    </style:style>
    <style:style style:name="T27" style:family="text">
      <style:text-properties fo:font-style="normal" officeooo:rsid="019a3021" style:font-style-asian="normal" style:font-style-complex="normal"/>
    </style:style>
    <style:style style:name="T28" style:family="text">
      <style:text-properties fo:font-style="normal" officeooo:rsid="0172bec2" style:font-style-asian="normal" style:font-style-complex="normal"/>
    </style:style>
    <style:style style:name="T29" style:family="text">
      <style:text-properties fo:font-style="normal" officeooo:rsid="019d53c5" style:font-style-asian="normal" style:font-style-complex="normal"/>
    </style:style>
    <style:style style:name="T30" style:family="text">
      <style:text-properties fo:font-style="normal" officeooo:rsid="019eb073" style:font-style-asian="normal" style:font-style-complex="normal"/>
    </style:style>
    <style:style style:name="T31" style:family="text">
      <style:text-properties fo:font-style="normal" officeooo:rsid="01a01026" style:font-style-asian="normal" style:font-style-complex="normal"/>
    </style:style>
    <style:style style:name="T32" style:family="text">
      <style:text-properties fo:font-style="normal" officeooo:rsid="01a013a9" style:font-style-asian="normal" style:font-style-complex="normal"/>
    </style:style>
    <style:style style:name="T33" style:family="text">
      <style:text-properties fo:font-style="normal" officeooo:rsid="01a513a6" style:font-style-asian="normal" style:font-style-complex="normal"/>
    </style:style>
    <style:style style:name="T34" style:family="text">
      <style:text-properties fo:font-style="normal" officeooo:rsid="01a6f196" style:font-style-asian="normal" style:font-style-complex="normal"/>
    </style:style>
    <style:style style:name="T35" style:family="text">
      <style:text-properties fo:font-style="normal" officeooo:rsid="01a8c2d2" style:font-style-asian="normal" style:font-style-complex="normal"/>
    </style:style>
    <style:style style:name="T36" style:family="text">
      <style:text-properties fo:font-style="normal" officeooo:rsid="00f22d29" style:font-style-asian="normal" style:font-style-complex="normal"/>
    </style:style>
    <style:style style:name="T37" style:family="text">
      <style:text-properties fo:font-style="normal" officeooo:rsid="00f42df7" style:font-style-asian="normal" style:font-style-complex="normal"/>
    </style:style>
    <style:style style:name="T38" style:family="text">
      <style:text-properties fo:font-style="normal" officeooo:rsid="004a790d" style:font-style-asian="normal" style:font-style-complex="normal"/>
    </style:style>
    <style:style style:name="T39" style:family="text">
      <style:text-properties fo:font-style="normal" officeooo:rsid="01a9df80" style:font-style-asian="normal" style:font-style-complex="normal"/>
    </style:style>
    <style:style style:name="T40" style:family="text">
      <style:text-properties fo:font-style="normal" officeooo:rsid="01aaa637" style:font-style-asian="normal" style:font-style-complex="normal"/>
    </style:style>
    <style:style style:name="T41" style:family="text">
      <style:text-properties fo:font-style="normal" officeooo:rsid="01ac96c2" style:font-style-asian="normal" style:font-style-complex="normal"/>
    </style:style>
    <style:style style:name="T42" style:family="text">
      <style:text-properties fo:font-style="normal" officeooo:rsid="01ae8ad6" style:font-style-asian="normal" style:font-style-complex="normal"/>
    </style:style>
    <style:style style:name="T43" style:family="text">
      <style:text-properties fo:font-style="normal" officeooo:rsid="01b46ca4" style:font-style-asian="normal" style:font-style-complex="normal"/>
    </style:style>
    <style:style style:name="T44" style:family="text">
      <style:text-properties officeooo:rsid="00ff6846"/>
    </style:style>
    <style:style style:name="T45" style:family="text">
      <style:text-properties officeooo:rsid="0110950d"/>
    </style:style>
    <style:style style:name="T46" style:family="text">
      <style:text-properties style:text-position="sub 58%" officeooo:rsid="0110950d"/>
    </style:style>
    <style:style style:name="T47" style:family="text">
      <style:text-properties officeooo:rsid="0099c8a5"/>
    </style:style>
    <style:style style:name="T48" style:family="text">
      <style:text-properties officeooo:rsid="012e1381"/>
    </style:style>
    <style:style style:name="T49" style:family="text">
      <style:text-properties officeooo:rsid="0137d451"/>
    </style:style>
    <style:style style:name="T50" style:family="text">
      <style:text-properties officeooo:rsid="013e60b9"/>
    </style:style>
    <style:style style:name="T51" style:family="text">
      <style:text-properties officeooo:rsid="018c98ab"/>
    </style:style>
    <style:style style:name="T52" style:family="text">
      <style:text-properties officeooo:rsid="01924116"/>
    </style:style>
    <style:style style:name="T53" style:family="text">
      <style:text-properties officeooo:rsid="01afa8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tle: On Selecting heuristics functions for domain-independent planning</text:p>
      <text:p text:style-name="P7"/>
      <text:p text:style-name="P8">Finding out the solution to different kind of problems might be do it using a segment of Artificial Intelligent <text:span text:style-name="T52">(AI)</text:span> called Heuristic Search. <text:span text:style-name="T51">Every important problem can be represented as a state space problem. The state space contains states which form a graph where two states are connected by edges if there are an operation that can be performed to transform the first state into the second. To solve problems in heuristic search is required the heuristic search algorithm such as A* which guides the search to the solution in the search space. One state </text:span><text:span text:style-name="T7">n</text:span><text:span text:style-name="T44"> in the state space has the property called cost function: </text:span><text:span text:style-name="T4">f(n) = g(n) <text:s/>+ h(n)</text:span><text:span text:style-name="T14">, where </text:span><text:span text:style-name="T4">g(n)</text:span><text:span text:style-name="T14"> is the cost to go from the root state </text:span><text:span text:style-name="T4">n*</text:span><text:span text:style-name="T14"> to the state </text:span><text:span text:style-name="T4">n</text:span><text:span text:style-name="T14"> and </text:span><text:span text:style-name="T4">h(n) </text:span><text:span text:style-name="T14">is the cost to go from the state </text:span><text:span text:style-name="T4">n</text:span><text:span text:style-name="T14"> to the goal, </text:span><text:span text:style-name="T15">objective or solution </text:span><text:span text:style-name="T16">state</text:span><text:span text:style-name="T14">. </text:span><text:span text:style-name="T2">h</text:span><text:span text:style-name="T3">(.)</text:span><text:span text:style-name="T11"> is </text:span><text:span text:style-name="T12">known as a heuristic function </text:span><text:span text:style-name="T17">which give us the remaining distance from one state </text:span><text:span text:style-name="T8">n</text:span><text:span text:style-name="T17"> in state space to the goal</text:span><text:span text:style-name="T12">. </text:span></text:p>
      <text:p text:style-name="P22"/>
      <text:p text:style-name="P9"><text:span text:style-name="T18">AI has made significant strides </text:span><text:span text:style-name="T19">in domain-independent planning and some of the progress has resulted from adopting the heuristic search approach to problem-solving. </text:span><text:span text:style-name="T20">But what is domain-independent planning</text:span><text:span text:style-name="T21">, exactly? </text:span><text:span text:style-name="T22">First of all I need to explain the terms planning and domain knowledge and then put it together in order to understand the term correctly. </text:span><text:span text:style-name="T21">Planning is a sequence of actions to accomplish the goal. In fact, the core problem in Artificial Intelligence is to reason about actions. </text:span><text:span text:style-name="T23">So, I can say that the set of actions creates a plan and this plan is a knowledge, because it allows us to understand how to solve the problem. Domain knowledge is knowledge about the environment in which the system operates (From wikipedia, the free encyclopedia). If the same knowledge can be included in different domain knowledge. Knowledge which may be efficient in every domain is called domain-independent. Then, domain-independent planning is a program that supports techniques that are applicable in many domains and provide a general planning capability. <text:s/>So, with</text:span><text:span text:style-name="T24"> the main </text:span><text:span text:style-name="T25">terms</text:span><text:span text:style-name="T24"> </text:span><text:span text:style-name="T23">in mind, </text:span><text:span text:style-name="T25">I think would be easy to understand what I want to do with selection.</text:span></text:p>
      <text:p text:style-name="P23"/>
      <text:p text:style-name="P27"><text:span text:style-name="T13">T</text:span><text:span text:style-name="T26">he traditional approach to solve a problem is to use one heuristic to guide the search. The drawback of using one heuristic in the search might be that it underestimates the distance to the goal for some states. Nevertheless, I want to go beyond of the traditional search, using hundreds or even thousand of heuristic instead of only one heuristic. I really think that using more than one heuristic in the search would be helpful because heuristics complement each other </text:span><text:span text:style-name="T43">(Barley et al, 2014)</text:span><text:span text:style-name="T26"> . It means some heuristics might work for some states and not be helpful for others. In addition, having more heuristics available to do the search is very useful because this greater variety might mean that we can pick the right heuristics in order to generate smaller search trees </text:span><text:span text:style-name="T27">and reduce the running time of the search algorithm</text:span><text:span text:style-name="T26">.</text:span></text:p>
      <text:p text:style-name="P24"/>
      <text:p text:style-name="P10"><text:span text:style-name="T28">Nevertheless, using all the heuristics </text:span><text:span text:style-name="T30">created</text:span><text:span text:style-name="T28"> does not guarantees a good approximations to the optimal solutions because heuristics might not be useful for each node. </text:span><text:span text:style-name="T29">Then</text:span><text:span text:style-name="T28">, the idea is not to use all heuristics to evaluate every node, </text:span><text:span text:style-name="T31">this is demonstrated in approaches </text:span><text:span text:style-name="T32">such as </text:span><text:span text:style-name="T9">selmax</text:span><text:span text:style-name="T28"> (Domshlak, Karpas, and Markovitch 2010), </text:span><text:span text:style-name="T9">Lazy A*</text:span><text:span text:style-name="T28"> (LA*) and </text:span><text:span text:style-name="T9">Rational Lazy A*</text:span><text:span text:style-name="T28"> (RLA*) (Tolpin et al. 2013) These </text:span><text:span text:style-name="T33">approaches</text:span><text:span text:style-name="T28"> decide</text:span><text:span text:style-name="T33">s</text:span><text:span text:style-name="T28"> which subset of the large set of heuristics should be used to guide the search. <text:s/>Consider the following: Does the selection of heuristics from a large set of heuristics guarantees good approximations to the optimal solutions of</text:span><text:span text:style-name="T34"> </text:span><text:span text:style-name="T42">NP-hard</text:span><text:span text:style-name="T28"> optimization problems? What approach of selection fits perfect for heuristic selection?. </text:span><text:span text:style-name="T35">The direct answer to these questions is going to be my theses of this study case.</text:span></text:p>
      <text:p text:style-name="P25"/>
      <text:p text:style-name="P20"><text:span text:style-name="T23">Okay, What is the approach to make the selection of the most promising heuristics? </text:span><text:span text:style-name="T39">It's a d</text:span><text:span text:style-name="T36">ifficult question. </text:span><text:span text:style-name="T40">First of </text:span><text:span text:style-name="T41">all I will </text:span><text:span text:style-name="T37">explain the problem of selection which is also called submodularity using the following problem that consists of deploying sensors in a drinking water distribution network. Submodularity is a property of set functions that assigns each subset S ⊆ V a value </text:span><text:span text:style-name="T5">f(S)</text:span><text:span text:style-name="T37">. Hereby V is a finite set that refer to the locations where sensors can be placed, and </text:span><text:span text:style-name="T5">f(S)</text:span><text:span text:style-name="T37"> the utility obtained </text:span><text:soft-page-break/><text:span text:style-name="T37">when placing sensors at locations S. In other words, the submodularity maximization functions have the objective to find the most promising locations in order to maximize the utility. In <text:s/>this study case I want to find the best subset of heuristics functions. So, I present the approach called Greedy maximization of submodular functions which works constraining the number of subsets </text:span><text:span text:style-name="T5">k</text:span><text:span text:style-name="T37"> generated and that it can not be greater than all the elements of the set |S| ≤ </text:span><text:span text:style-name="T1">k. </text:span><text:span text:style-name="T38">Unfortunately, this kind of problem is NP-hard or non deterministic polynomial problems (From wikipedia, the free encyclopedia.), for many classes of submodular functions. However, exists many efficients algorithms that guarantees good approximations such as: The greedy Algorithm, Matroid constraints, Min-cost coverage, etc. </text:span></text:p>
      <text:p text:style-name="P2"/>
      <text:p text:style-name="P15">After reviewing different efficients algorithms with theoretical approximation guaranties, I think the <text:span text:style-name="T45">greedy algorithm fits the best the requirements of the kind of selection I want to do in this study case. The greedy algorithms starts with the empty set S</text:span><text:span text:style-name="T46">0</text:span><text:span text:style-name="T45">, and in each iteration, the algorithm greedily selects from the large set of heuristics the heuristics </text:span><text:span text:style-name="T6">h</text:span><text:span text:style-name="T45"> which result in the largest reduction of the search space.</text:span></text:p>
      <text:p text:style-name="P15"/>
      <text:p text:style-name="P16">A celebrated result <text:span text:style-name="T53">showed in </text:span><text:span text:style-name="T10">An analysis of approximation for maximizing submodular set functions - II</text:span> <text:span text:style-name="T53">(</text:span>Nemhauser et al., 1978) proves that the greedy algorithm provides a good approximation to the optimal solution of NP-hard optimization problem. <text:span text:style-name="T47">In terms of reduction of the search space, the greedy algorithm selects heuristic from a large set of heuristics one at a time producing a subset such that the number of nodes expanded by A* is no more than approximately 1.36 times optimal. This previous results of Nemhauser are important motivations to make selection of the most promising heuristics using greedy algorithm and also guide the search to the solution in the search space. The advantages of use multi heuristics not only reduce the search space but also reduce the running time of the search algorithm such as A*.</text:span></text:p>
      <text:p text:style-name="P16"/>
      <text:p text:style-name="P17">The greedy algorithm requires the number of nodes expanded by each heuristic in order to use it as a utility function to select the next most promising heuristic in each iteration. <text:span text:style-name="T48">There are different methods for accurately predicting the number of nodes expanded. For example: Stratified Sampling (SS) estimates the number of nodes expanded by Iterative Deepening- A* (IDA*) <text:s/>(Korf, 1985). <text:s/>Even though SS does not make even reasonable prediction for the number of nodes expanded by A* the results of this predictions looks appealing as a previous step of the selection.</text:span></text:p>
      <text:p text:style-name="P16"/>
      <text:p text:style-name="P18">When I first presented the results of my study <text:span text:style-name="T49">case</text:span>, everyone was quite surprised. <text:span text:style-name="T49">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 text:style-name="P16"/>
      <text:p text:style-name="P19">So, it's not exactly what I set out to discover when I started to research this study case, but I was able to glean some interesting insights into the factors that contribute the area of selection and predictions. <text:span text:style-name="T50">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 text:style-name="P1"/>
      <text:p text:style-name="P1"/>
      <text:p text:style-name="P1"/>
      <text:p text:style-name="P1"/>
      <text:p text:style-name="P1"/>
      <text:p text:style-name="P1"/>
      <text:p text:style-name="P1"/>
      <text:p text:style-name="P1"/>
      <text:p text:style-name="P28"><text:soft-page-break/>References:</text:p>
      <text:p text:style-name="P28"/>
      <text:p text:style-name="P29">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p>
      <text:p text:style-name="P12"/>
      <text:p text:style-name="P13">Domshlak, C.; Karpas, E.; and Markovitch, S. 2010. To max or not to max: Online learning for speeding up optimal planning. In AAAI, 1701–1706.</text:p>
      <text:p text:style-name="P11"/>
      <text:p text:style-name="P14">David Tolpin, Tal Beja, Solomon Eyal Shimony, Ariel Felner, and Erez Karpas. Towards rational</text:p>
      <text:p text:style-name="P14">deployment of multiple heuristics in a*. In Proceedings of the Twenty-Third international joint</text:p>
      <text:p text:style-name="P14">conference on Artificial Intelligence, pages 674–680. AAAI Press, 2013.</text:p>
      <text:p text:style-name="P11"/>
      <text:p text:style-name="P4">G. L. Nemhauser, L. A. Wolsey, and M. L. Fisher. An analysis of approximations for maximizing submodular set functions. Mathematical Programming, 1978.</text:p>
      <text:p text:style-name="P4"/>
      <text:p text:style-name="P21">https://en.wikipedia.org/wiki/Domain_knowledge</text:p>
      <text:p text:style-name="P3"/>
      <text:p text:style-name="P21">https://en.wikipedia.org/wiki/NP-hard</text:p>
      <text:p text:style-name="P6"/>
      <text:p text:style-name="P6">R. E. Korf. Depth-first iterative-deepening: An optimal admissible tree search. Artificial Intelligence, 198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111in" fo:margin-bottom="0in" loext:contextual-spacing="false" style:line-height-at-least="0.139in"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65in" fo:margin-bottom="0in" loext:contextual-spacing="false" style:line-height-at-least="0.139in" fo:text-align="start" style:justify-single-word="false" fo:text-indent="-0.3126in" style:auto-text-indent="false">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style:line-height-at-least="0.139in"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111in" fo:margin-bottom="0in" loext:contextual-spacing="false" style:line-height-at-least="0.139in"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111in" fo:margin-bottom="0in" loext:contextual-spacing="false" style:line-height-at-least="0.139in"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0965in" fo:margin-bottom="0in" loext:contextual-spacing="false" style:line-height-at-least="0.139in" fo:text-align="start" style:justify-single-word="false" fo:text-indent="-0.3126in" style:auto-text-indent="false">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0835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3:33:11.410773451</meta:creation-date>
    <dc:date>2015-07-29T20:07:21.812878270</dc:date>
    <meta:editing-duration>P2DT9H8M27S</meta:editing-duration>
    <meta:editing-cycles>407</meta:editing-cycles>
    <meta:generator>LibreOffice/4.3.7.2$Linux_X86_64 LibreOffice_project/430m0$Build-2</meta:generator>
    <meta:document-statistic meta:table-count="0" meta:image-count="0" meta:object-count="0" meta:page-count="3" meta:paragraph-count="21" meta:word-count="1430" meta:character-count="8884" meta:non-whitespace-character-count="7469"/>
  </office:meta>
</office:document-meta>
</file>